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Monospaced1" svg:font-family="Monospaced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64ae64" style:font-name="Monospaced1" fo:font-size="7pt" fo:font-style="normal" style:font-size-asian="7pt" style:font-size-complex="7pt"/>
    </style:style>
    <style:style style:name="P2" style:family="paragraph" style:parent-style-name="Preformatted_20_Text">
      <style:text-properties fo:font-variant="normal" fo:text-transform="none" fo:color="#b01813" style:font-name="Monospaced1" fo:font-size="7pt" fo:font-style="normal" style:font-size-asian="7pt" style:font-size-complex="7pt"/>
    </style:style>
    <style:style style:name="P3" style:family="paragraph" style:parent-style-name="Preformatted_20_Text">
      <style:text-properties fo:font-variant="normal" fo:text-transform="none" style:font-name="Monospaced1" fo:font-size="7pt" fo:font-style="normal" style:font-size-asian="7pt" style:font-size-complex="7pt"/>
    </style:style>
    <style:style style:name="P4" style:family="paragraph" style:parent-style-name="Preformatted_20_Text">
      <style:text-properties fo:font-variant="normal" fo:text-transform="none" style:font-name="Monospaced1" fo:font-size="7pt" style:font-size-asian="7pt" style:font-size-complex="7pt"/>
    </style:style>
    <style:style style:name="P5" style:family="paragraph" style:parent-style-name="Preformatted_20_Text">
      <style:text-properties style:font-name="Monospaced1" fo:font-size="7pt" style:font-size-asian="7pt" style:font-size-complex="7pt"/>
    </style:style>
    <style:style style:name="P6" style:family="paragraph" style:parent-style-name="Preformatted_20_Text">
      <style:paragraph-properties fo:margin-top="0cm" fo:margin-bottom="0.499cm"/>
      <style:text-properties fo:font-variant="normal" fo:text-transform="none" style:font-name="Monospaced1" fo:font-size="7pt" fo:font-style="normal" style:font-size-asian="7pt" style:font-size-complex="7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fo:font-style="normal"/>
    </style:style>
    <style:style style:name="T4" style:family="text">
      <style:text-properties fo:color="#000000" fo:font-style="normal" style:text-underline-style="solid" style:text-underline-width="auto" style:text-underline-color="font-color"/>
    </style:style>
    <style:style style:name="T5" style:family="text">
      <style:text-properties fo:color="#5c5c5c"/>
    </style:style>
    <style:style style:name="T6" style:family="text">
      <style:text-properties fo:color="#5c5c5c" fo:font-style="normal"/>
    </style:style>
    <style:style style:name="T7" style:family="text">
      <style:text-properties fo:color="#bc8f8f"/>
    </style:style>
    <style:style style:name="T8" style:family="text">
      <style:text-properties fo:color="#bc8f8f" fo:font-style="normal"/>
    </style:style>
    <style:style style:name="T9" style:family="text">
      <style:text-properties fo:color="#64ae64"/>
    </style:style>
    <style:style style:name="T10" style:family="text">
      <style:text-properties fo:color="#64ae64" fo:font-style="normal"/>
    </style:style>
    <style:style style:name="T11" style:family="text">
      <style:text-properties fo:color="#b01813"/>
    </style:style>
    <style:style style:name="T12" style:family="text">
      <style:text-properties fo:color="#4a55db"/>
    </style:style>
    <style:style style:name="T13" style:family="text">
      <style:text-properties fo:color="#4a55db" fo:font-style="normal"/>
    </style:style>
    <style:style style:name="T14" style:family="text">
      <style:text-properties fo:color="#834310"/>
    </style:style>
    <style:style style:name="T15" style:family="text">
      <style:text-properties fo:color="#834310" fo:font-style="normal"/>
    </style:style>
    <style:style style:name="T16" style:family="text">
      <style:text-properties fo:font-style="normal"/>
    </style:style>
    <style:style style:name="T17" style:family="text">
      <style:text-properties fo:color="#32b9b9"/>
    </style:style>
    <style:style style:name="T18" style:family="text">
      <style:text-properties fo:color="#32b9b9" fo:font-style="normal"/>
    </style:style>
    <style:style style:name="T19" style:family="text">
      <style:text-properties fo:color="#aaaaaa"/>
    </style:style>
    <style:style style:name="T20" style:family="text">
      <style:text-properties fo:color="#aaaaaa" fo:font-style="normal"/>
    </style:style>
    <style:style style:name="T21" style:family="text">
      <style:text-properties fo:color="#ffaa00" fo:font-style="normal"/>
    </style:style>
    <style:style style:name="T22" style:family="text">
      <style:text-properties fo:font-variant="normal" fo:text-transform="none" style:font-name="Monospaced1"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<text:span text:style-name="T10"><text:s text:c="2"/>// The configuration of the remote communication interface</text:span></text:p>
      <text:p text:style-name="P4"><text:s text:c="2"/><text:span text:style-name="T3">Configuration</text:span><text:span text:style-name="T6">.</text:span><text:span text:style-name="T20">UnderlyingProtocol</text:span><text:span text:style-name="T16"> </text:span><text:span text:style-name="T6">=</text:span><text:span text:style-name="T16"> </text:span><text:span text:style-name="T8">"UDP"</text:span><text:span text:style-name="T3">;</text:span></text:p>
      <text:p text:style-name="P4"><text:s text:c="2"/><text:span text:style-name="T3">Configuration</text:span><text:span text:style-name="T6">.</text:span><text:span text:style-name="T20">DestHost</text:span><text:span text:style-name="T16"> </text:span><text:span text:style-name="T6">=</text:span><text:span text:style-name="T16"> </text:span><text:span text:style-name="T8">"127.0.0.1"</text:span><text:span text:style-name="T3">;</text:span></text:p>
      <text:p text:style-name="P4"><text:s text:c="2"/><text:span text:style-name="T3">Configuration</text:span><text:span text:style-name="T6">.</text:span><text:span text:style-name="T20">DestPort</text:span><text:span text:style-name="T16"> </text:span><text:span text:style-name="T6">=</text:span><text:span text:style-name="T16"> </text:span><text:span text:style-name="T8">20000</text:span><text:span text:style-name="T3">;</text:span></text:p>
      <text:p text:style-name="P4"><text:s text:c="2"/><text:span text:style-name="T3">Configuration</text:span><text:span text:style-name="T6">.</text:span><text:span text:style-name="T20">LocalSocketHost</text:span><text:span text:style-name="T16"> </text:span><text:span text:style-name="T6">=</text:span><text:span text:style-name="T16"> </text:span><text:span text:style-name="T8">"127.0.0.1"</text:span><text:span text:style-name="T3">;</text:span></text:p>
      <text:p text:style-name="P4"><text:s text:c="2"/><text:span text:style-name="T3">Configuration</text:span><text:span text:style-name="T6">.</text:span><text:span text:style-name="T20">LocalSocketPort</text:span><text:span text:style-name="T16"> </text:span><text:span text:style-name="T6">=</text:span><text:span text:style-name="T16"> </text:span><text:span text:style-name="T8">20001</text:span><text:span text:style-name="T3">;</text:span></text:p>
      <text:p text:style-name="P4"><text:s text:c="2"/><text:span text:style-name="T13">[</text:span><text:span text:style-name="T15">sim</text:span><text:span text:style-name="T3">,</text:span><text:span text:style-name="T16"> </text:span><text:span text:style-name="T3">PacketFramework</text:span><text:span text:style-name="T13">]</text:span><text:span text:style-name="T16"> </text:span><text:span text:style-name="T6">=</text:span><text:span text:style-name="T16"> </text:span><text:span text:style-name="T3">ld_PF_InitInstance</text:span><text:span text:style-name="T13">(</text:span><text:span text:style-name="T15">sim</text:span><text:span text:style-name="T3">,</text:span><text:span text:style-name="T16"> </text:span><text:span text:style-name="T3">InstanceName</text:span><text:span text:style-name="T6">=</text:span><text:span text:style-name="T8">"RemoteControl"</text:span><text:span text:style-name="T3">,</text:span><text:span text:style-name="T16"> </text:span><text:span text:style-name="T3">Configuration</text:span><text:span text:style-name="T13">)</text:span></text:p>
      <text:p text:style-name="P5"/>
      <text:p text:style-name="P4"><text:s text:c="2"/><text:span text:style-name="T10">// Add a parameter for controlling the oscillator</text:span></text:p>
      <text:p text:style-name="P4"><text:s text:c="2"/><text:span text:style-name="T13">[</text:span><text:span text:style-name="T15">sim</text:span><text:span text:style-name="T3">,</text:span><text:span text:style-name="T16"> </text:span><text:span text:style-name="T3">PacketFramework,</text:span><text:span text:style-name="T16"> </text:span><text:span text:style-name="T3">Input</text:span><text:span text:style-name="T13">]</text:span><text:span text:style-name="T6">=</text:span><text:span text:style-name="T3">ld_PF_Parameter</text:span><text:span text:style-name="T13">(</text:span><text:span text:style-name="T15">sim</text:span><text:span text:style-name="T3">,</text:span><text:span text:style-name="T16"> </text:span><text:span text:style-name="T3">PacketFramework,</text:span><text:span text:style-name="T16"> </text:span><text:span text:style-name="T3">NValues</text:span><text:span text:style-name="T6">=</text:span><text:span text:style-name="T8">1</text:span><text:span text:style-name="T3">,</text:span><text:span text:style-name="T16"> </text:span><text:span text:style-name="T21">...</text:span></text:p>
      <text:p text:style-name="P4"><text:s text:c="26"/><text:span text:style-name="T3">datatype</text:span><text:span text:style-name="T6">=</text:span><text:span text:style-name="T3">ORTD</text:span><text:span text:style-name="T6">.</text:span><text:span text:style-name="T20">DATATYPE_FLOAT</text:span><text:span text:style-name="T3">,</text:span><text:span text:style-name="T16"> </text:span><text:span text:style-name="T3">ParameterName</text:span><text:span text:style-name="T6">=</text:span><text:span text:style-name="T8">"Oscillator input"</text:span><text:span text:style-name="T13">)</text:span><text:span text:style-name="T3">;</text:span></text:p>
      <text:p text:style-name="P5"><text:span text:style-name="T10"/></text:p>
      <text:p text:style-name="P4"><text:s text:c="2"/><text:span text:style-name="T10">// The system to control</text:span></text:p>
      <text:p text:style-name="P4"><text:s text:c="2"/><text:span text:style-name="T13">[</text:span><text:span text:style-name="T15">sim</text:span><text:span text:style-name="T3">,</text:span><text:span text:style-name="T16"> </text:span><text:span text:style-name="T3">x,v</text:span><text:span text:style-name="T13">]</text:span><text:span text:style-name="T16"> </text:span><text:span text:style-name="T6">=</text:span><text:span text:style-name="T16"> </text:span><text:span text:style-name="T4">damped_oscillator</text:span><text:span text:style-name="T13">(</text:span><text:span text:style-name="T15">sim</text:span><text:span text:style-name="T3">,</text:span><text:span text:style-name="T16"> </text:span><text:span text:style-name="T3">Input</text:span><text:span text:style-name="T13">)</text:span><text:span text:style-name="T3">;</text:span></text:p>
      <text:p text:style-name="P5"/>
      <text:p text:style-name="P4"><text:s text:c="2"/><text:span text:style-name="T10">// Stream the data</text:span></text:p>
      <text:p text:style-name="P4"><text:s text:c="2"/><text:span text:style-name="T13">[</text:span><text:span text:style-name="T15">sim</text:span><text:span text:style-name="T3">,</text:span><text:span text:style-name="T16"> </text:span><text:span text:style-name="T3">PacketFramework</text:span><text:span text:style-name="T13">]</text:span><text:span text:style-name="T6">=</text:span><text:span text:style-name="T3">ld_SendPacket</text:span><text:span text:style-name="T13">(</text:span><text:span text:style-name="T15">sim</text:span><text:span text:style-name="T3">,</text:span><text:span text:style-name="T16"> </text:span><text:span text:style-name="T3">PacketFramework,</text:span><text:span text:style-name="T16"> </text:span><text:span text:style-name="T3">Signal</text:span><text:span text:style-name="T6">=</text:span><text:span text:style-name="T3">x,</text:span><text:span text:style-name="T16"> </text:span><text:span text:style-name="T3">NValues_send</text:span><text:span text:style-name="T6">=</text:span><text:span text:style-name="T8">1</text:span><text:span text:style-name="T3">,</text:span><text:span text:style-name="T16"> </text:span><text:span text:style-name="T21">...</text:span></text:p>
      <text:p text:style-name="P4"><text:s text:c="44"/><text:span text:style-name="T3">datatype</text:span><text:span text:style-name="T6">=</text:span><text:span text:style-name="T3">ORTD</text:span><text:span text:style-name="T6">.</text:span><text:span text:style-name="T20">DATATYPE_FLOAT</text:span><text:span text:style-name="T3">,</text:span><text:span text:style-name="T16"> </text:span><text:span text:style-name="T3">SourceName</text:span><text:span text:style-name="T6">=</text:span><text:span text:style-name="T8">"X"</text:span><text:span text:style-name="T13">)</text:span></text:p>
      <text:p text:style-name="P4"><text:span text:style-name="T21"/></text:p>
      <text:p text:style-name="P4"><text:s text:c="2"/><text:span text:style-name="T10">// finalise the communication interface</text:span></text:p>
      <text:p text:style-name="P4"><text:s text:c="2"/><text:span text:style-name="T10">// and create a configuration file describing the protocol </text:span></text:p>
      <text:p text:style-name="P4"><text:s text:c="2"/><text:span text:style-name="T13">[</text:span><text:span text:style-name="T15">sim</text:span><text:span text:style-name="T3">,PacketFramework</text:span><text:span text:style-name="T13">]</text:span><text:span text:style-name="T16"> </text:span><text:span text:style-name="T6">=</text:span><text:span text:style-name="T16"> </text:span><text:span text:style-name="T3">ld_PF_Finalise</text:span><text:span text:style-name="T13">(</text:span><text:span text:style-name="T15">sim</text:span><text:span text:style-name="T3">,PacketFramework</text:span><text:span text:style-name="T13">)</text:span><text:span text:style-name="T3">;</text:span></text:p>
      <text:p text:style-name="P4"><text:s text:c="2"/><text:span text:style-name="T3">ld_PF_Export_js</text:span><text:span text:style-name="T13">(</text:span><text:span text:style-name="T3">PacketFramework,</text:span><text:span text:style-name="T16"> </text:span><text:span text:style-name="T3">fname</text:span><text:span text:style-name="T6">=</text:span><text:span text:style-name="T8">"ProtocolConfig.json"</text:span><text:span text:style-name="T13">)</text:span><text:span text:style-name="T3">;</text:span></text:p>
      <text:p text:style-name="P5"/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Monospaced1" svg:font-family="Monospaced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0:28:42</meta:creation-date>
    <dc:date>2014-06-02T10:53:16</dc:date>
    <meta:editing-duration>PT11M38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19" meta:word-count="87" meta:character-count="1079" meta:non-whitespace-character-count="906"/>
  </office:meta>
</office:document-meta>
</file>